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/>
    </style:style>
    <style:style style:name="Table1.A" style:family="table-column">
      <style:table-column-properties style:column-width="0.9021in" style:rel-column-width="1298*"/>
    </style:style>
    <style:style style:name="Table1.B" style:family="table-column">
      <style:table-column-properties style:column-width="5.791in" style:rel-column-width="8330*"/>
    </style:style>
    <style:style style:name="Table1.A1" style:family="table-cell">
      <style:table-cell-properties fo:background-color="#ffffff" fo:padding="0.0194in" fo:border="0.0069in solid #000000" style:writing-mode="lr-tb">
        <style:background-image/>
      </style:table-cell-properties>
    </style:style>
    <style:style style:name="Table1.A6" style:family="table-cell">
      <style:table-cell-properties fo:background-color="#f8f8f8" fo:padding="0.0194in" fo:border="0.0069in solid #000000" style:writing-mode="lr-tb">
        <style:background-image/>
      </style:table-cell-properties>
    </style:style>
    <style:style style:name="Table2" style:family="table">
      <style:table-properties style:width="6.6931in" style:rel-width="100%" fo:margin-left="0in" table:align="left"/>
    </style:style>
    <style:style style:name="Table2.A" style:family="table-column">
      <style:table-column-properties style:column-width="0.9021in" style:rel-column-width="1298*"/>
    </style:style>
    <style:style style:name="Table2.B" style:family="table-column">
      <style:table-column-properties style:column-width="5.791in" style:rel-column-width="8330*"/>
    </style:style>
    <style:style style:name="Table2.A1" style:family="table-cell">
      <style:table-cell-properties style:vertical-align="middle" fo:background-color="#ffffff" fo:padding="0.0194in" fo:border="0.0069in solid #000000" style:writing-mode="lr-tb">
        <style:background-image/>
      </style:table-cell-properties>
    </style:style>
    <style:style style:name="Table2.A2" style:family="table-cell">
      <style:table-cell-properties fo:background-color="#ffffff" fo:padding="0.0194in" fo:border="0.0069in solid #000000" style:writing-mode="lr-tb">
        <style:background-image/>
      </style:table-cell-properties>
    </style:style>
    <style:style style:name="Table2.A4" style:family="table-cell">
      <style:table-cell-properties fo:background-color="#f8f8f8" fo:padding="0.0194in" fo:border="0.0069in solid #000000" style:writing-mode="lr-tb">
        <style:background-image/>
      </style:table-cell-properties>
    </style:style>
    <style:style style:name="Table3" style:family="table">
      <style:table-properties style:width="6.6931in" style:rel-width="100%" fo:margin-left="0in" table:align="left"/>
    </style:style>
    <style:style style:name="Table3.A" style:family="table-column">
      <style:table-column-properties style:column-width="0.9021in" style:rel-column-width="1298*"/>
    </style:style>
    <style:style style:name="Table3.B" style:family="table-column">
      <style:table-column-properties style:column-width="5.791in" style:rel-column-width="8330*"/>
    </style:style>
    <style:style style:name="Table3.A1" style:family="table-cell">
      <style:table-cell-properties fo:background-color="#f8f8f8" fo:padding="0.0194in" fo:border="0.0069in solid #000000" style:writing-mode="lr-tb">
        <style:background-image/>
      </style:table-cell-properties>
    </style:style>
    <style:style style:name="Table3.A3" style:family="table-cell">
      <style:table-cell-properties fo:background-color="#ffffff" fo:padding="0.0194in" fo:border="0.0069in solid #000000" style:writing-mode="lr-tb">
        <style:background-image/>
      </style:table-cell-properties>
    </style:style>
    <style:style style:name="Table4" style:family="table">
      <style:table-properties style:width="6.6931in" style:rel-width="100%" fo:margin-left="0in" table:align="left"/>
    </style:style>
    <style:style style:name="Table4.A" style:family="table-column">
      <style:table-column-properties style:column-width="0.9021in" style:rel-column-width="1298*"/>
    </style:style>
    <style:style style:name="Table4.B" style:family="table-column">
      <style:table-column-properties style:column-width="5.791in" style:rel-column-width="8330*"/>
    </style:style>
    <style:style style:name="Table4.A1" style:family="table-cell">
      <style:table-cell-properties fo:background-color="#ffffff" fo:padding="0.0194in" fo:border="0.0069in solid #000000" style:writing-mode="lr-tb">
        <style:background-image/>
      </style:table-cell-properties>
    </style:style>
    <style:style style:name="Table4.A3" style:family="table-cell">
      <style:table-cell-properties fo:background-color="#f8f8f8" fo:padding="0.0194in" fo:border="0.0069in solid #000000" style:writing-mode="lr-tb">
        <style:background-image/>
      </style:table-cell-properties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0313in"/>
    </style:style>
    <style:style style:name="Table5.B" style:family="table-column">
      <style:table-column-properties style:column-width="4.6667in"/>
    </style:style>
    <style:style style:name="Table5.A1" style:family="table-cell">
      <style:table-cell-properties fo:background-color="#f8f8f8" fo:padding="0.0194in" fo:border="0.0069in solid #000000" style:writing-mode="lr-tb">
        <style:background-image/>
      </style:table-cell-properties>
    </style:style>
    <style:style style:name="Table5.A3" style:family="table-cell">
      <style:table-cell-properties fo:background-color="#ffffff" fo:padding="0.0194in" fo:border="0.0069in solid #000000" style:writing-mode="lr-tb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margin-top="0in" fo:margin-bottom="0.1965in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Preformatted_20_Text">
      <style:paragraph-properties fo:margin-top="0in" fo:margin-bottom="0.1965in"/>
      <style:text-properties fo:font-style="italic" style:font-style-asian="italic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color="#00cc33" fo:font-weight="bold" style:font-weight-asian="bold" style:font-weight-complex="bold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Preformatted_20_Text">
      <style:paragraph-properties>
        <style:tab-stops>
          <style:tab-stop style:position="3.4272in" style:type="right"/>
        </style:tab-stops>
      </style:paragraph-properties>
    </style:style>
    <style:style style:name="P8" style:family="paragraph" style:parent-style-name="Preformatted_20_Text">
      <style:text-properties fo:font-style="italic" style:font-style-asian="italic"/>
    </style:style>
    <style:style style:name="P9" style:family="paragraph" style:parent-style-name="Table_20_Contents">
      <style:paragraph-properties fo:padding="0.0693in" fo:border="0.0138in solid #cccccc" style:shadow="non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Heading_20_3">
      <style:paragraph-properties fo:margin-top="0in" fo:margin-bottom="0.1965in"/>
    </style:style>
    <style:style style:name="P13" style:family="paragraph" style:parent-style-name="Table_20_Contents" style:list-style-name="L3"/>
    <style:style style:name="P14" style:family="paragraph" style:parent-style-name="Table_20_Contents" style:list-style-name="L4"/>
    <style:style style:name="P15" style:family="paragraph" style:parent-style-name="Table_20_Contents" style:list-style-name="L5"/>
    <style:style style:name="P16" style:family="paragraph" style:parent-style-name="Table_20_Contents" style:list-style-name="L6"/>
    <style:style style:name="P17" style:family="paragraph" style:parent-style-name="Table_20_Contents" style:list-style-name="L4">
      <style:paragraph-properties fo:margin-top="0in" fo:margin-bottom="0.1965in"/>
    </style:style>
    <style:style style:name="P18" style:family="paragraph" style:parent-style-name="Table_20_Contents" style:list-style-name="L5">
      <style:paragraph-properties fo:margin-top="0in" fo:margin-bottom="0.1965in"/>
    </style:style>
    <style:style style:name="P19" style:family="paragraph" style:parent-style-name="Preformatted_20_Text">
      <style:paragraph-properties fo:margin-top="0in" fo:margin-bottom="0.1965in"/>
    </style:style>
    <style:style style:name="P20" style:family="paragraph" style:parent-style-name="Preformatted_20_Text">
      <style:paragraph-properties fo:margin-top="0in" fo:margin-bottom="0.1965in">
        <style:tab-stops>
          <style:tab-stop style:position="1.3228in"/>
        </style:tab-stops>
      </style:paragraph-properties>
    </style:style>
    <style:style style:name="P21" style:family="paragraph" style:parent-style-name="Heading_20_4">
      <style:text-properties fo:color="#cc0000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22" style:family="paragraph" style:parent-style-name="Standard" style:master-page-name="MP0">
      <style:paragraph-properties style:page-number="auto" fo:break-before="page"/>
      <style:text-properties fo:color="#000099" fo:font-size="1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Standard" style:list-style-name="L1"/>
    <style:style style:name="P24" style:family="paragraph" style:parent-style-name="Standard">
      <style:text-properties fo:color="#800000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color="#cc000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3333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color="#000099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000099" fo:font-style="italic" fo:font-weight="bold" style:font-style-asian="italic" style:font-weight-asian="bold" style:font-weight-complex="bold"/>
    </style:style>
    <style:style style:name="T6" style:family="text">
      <style:text-properties fo:color="#000099" fo:font-weight="bold" style:font-weight-asian="bold"/>
    </style:style>
    <style:style style:name="T7" style:family="text">
      <style:text-properties fo:color="#000099" fo:font-weight="bold" style:font-weight-asian="bold" style:font-weight-complex="bold"/>
    </style:style>
    <style:style style:name="T8" style:family="text">
      <style:text-properties fo:color="#330099"/>
    </style:style>
    <style:style style:name="T9" style:family="text">
      <style:text-properties fo:color="#330099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fo:color="#0000ff"/>
    </style:style>
    <style:style style:name="T11" style:family="text">
      <style:text-properties fo:color="#0000ff" fo:font-weight="bold" style:font-weight-asian="bold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color="#0000ff" fo:font-style="italic" style:font-style-asian="italic" style:font-style-complex="italic"/>
    </style:style>
    <style:style style:name="T14" style:family="text">
      <style:text-properties fo:color="#0000cc"/>
    </style:style>
    <style:style style:name="T15" style:family="text">
      <style:text-properties fo:color="#0000cc" fo:font-weight="bold" style:font-weight-asian="bold"/>
    </style:style>
    <style:style style:name="T16" style:family="text">
      <style:text-properties fo:color="#0000cc" fo:font-weight="bold" style:font-weight-asian="bold" style:font-weight-complex="bold"/>
    </style:style>
    <style:style style:name="T17" style:family="text">
      <style:text-properties fo:color="#0000cc" fo:font-style="italic" fo:font-weight="bold" style:font-style-asian="italic" style:font-weight-asian="bold" style:font-weight-complex="bold"/>
    </style:style>
    <style:style style:name="T18" style:family="text">
      <style:text-properties fo:color="#0000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fo:background-color="#f5f2ec" style:font-weight-asian="bold"/>
    </style:style>
    <style:style style:name="T21" style:family="text">
      <style:text-properties fo:color="#00331a" fo:font-size="11pt" fo:font-weight="bold" style:font-size-asian="11pt" style:font-weight-asian="bold" style:font-size-complex="11pt" style:font-weight-complex="bold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fo:font-weight="bold" style:font-size-asian="11pt" style:font-weight-asian="bold" style:font-size-complex="11pt" style:font-weight-complex="bold"/>
    </style:style>
    <style:style style:name="T24" style:family="text">
      <style:text-properties fo:color="#6600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5" style:family="text">
      <style:text-properties fo:color="#6600ff"/>
    </style:style>
    <style:style style:name="T26" style:family="text">
      <style:text-properties fo:font-style="italic" style:font-style-asian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weight-complex="bold"/>
    </style:style>
    <style:style style:name="T29" style:family="text">
      <style:text-properties fo:color="#0066ff"/>
    </style:style>
    <style:style style:name="T30" style:family="text">
      <style:text-properties fo:color="#0066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1" style:family="text">
      <style:text-properties fo:color="#00cc33"/>
    </style:style>
    <style:style style:name="T32" style:family="text">
      <style:text-properties fo:background-color="#f5f2ec"/>
    </style:style>
    <style:style style:name="T33" style:family="text">
      <style:text-properties fo:color="#007826" fo:font-style="italic" style:font-style-asian="italic" style:font-style-complex="italic"/>
    </style:style>
    <style:style style:name="T34" style:family="text">
      <style:text-properties fo:color="#007826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4472c4"/>
    </style:style>
    <style:style style:name="T36" style:family="text">
      <style:text-properties fo:color="#0066cc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95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145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3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6457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895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1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395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6457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8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4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4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4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4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4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5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5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5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5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5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6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6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6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6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6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6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2C_LCD_Library for I2C_PCF8574 \ A</text:p>
      <text:p text:style-name="Standard"/>
      <text:p text:style-name="Standard">This library uses the MikroC <text:span text:style-name="Default_20_Paragraph_20_Font"><text:span text:style-name="T1">I2C1</text:span></text:span>_Library function, all the commands are a carbon</text:p>
      <text:p text:style-name="Standard">copy of the <text:s/>MikroC Lcd_Library,</text:p>
      <text:p text:style-name="Standard"><text:tab/>The differences are as follows:</text:p>
      <text:list xml:id="list9213315273048675218" text:style-name="L1">
        <text:list-item>
          <text:list>
            <text:list-item>
              <text:p text:style-name="P23">there is no need to define constant sbit's.</text:p>
            </text:list-item>
            <text:list-item>
              <text:p text:style-name="P23"><text:span text:style-name="Default_20_Paragraph_20_Font"><text:span text:style-name="T2">I2C 1</text:span></text:span><text:span text:style-name="Default_20_Paragraph_20_Font"><text:span text:style-name="T3"> </text:span></text:span>module is used in this library.</text:p>
            </text:list-item>
            <text:list-item>
              <text:p text:style-name="P23"><text:span text:style-name="Default_20_Paragraph_20_Font"><text:span text:style-name="T2">I2C1</text:span></text:span> module must be configured independently.</text:p>
            </text:list-item>
            <text:list-item>
              <text:p text:style-name="P23">All function arguments are <text:span text:style-name="Default_20_Paragraph_20_Font"><text:span text:style-name="T4">unsigned char</text:span></text:span> type.</text:p>
            </text:list-item>
          </text:list>
        </text:list-item>
      </text:list>
      <text:p text:style-name="Standard"/>
      <text:h text:style-name="Heading_20_3" text:outline-level="3">Library Routines</text:h>
      <text:section text:style-name="Sect1" text:name="Sect1">
        <text:list xml:id="list8200803934773160181" text:style-name="L2">
          <text:list-item>
            <text:p text:style-name="P11"><text:span text:style-name="Default_20_Paragraph_20_Font"><text:span text:style-name="T8">I</text:span></text:span><text:span text:style-name="Default_20_Paragraph_20_Font"><text:span text:style-name="T9">2C</text:span></text:span><text:span text:style-name="Default_20_Paragraph_20_Font"><text:span text:style-name="T8">_</text:span></text:span><text:a xlink:type="simple" xlink:href="#lcd_init" office:target-frame-name="_top" xlink:show="replace" text:style-name="Internet_20_link" text:visited-style-name="Visited_20_Internet_20_Link">Lcd_Init</text:a></text:p>
          </text:list-item>
          <text:list-item>
            <text:p text:style-name="P11"><text:span text:style-name="Default_20_Paragraph_20_Font"><text:span text:style-name="T8">I</text:span></text:span><text:span text:style-name="Default_20_Paragraph_20_Font"><text:span text:style-name="T9">2C_</text:span></text:span><text:a xlink:type="simple" xlink:href="#lcd_out" office:target-frame-name="_top" xlink:show="replace" text:style-name="Internet_20_link" text:visited-style-name="Visited_20_Internet_20_Link">Lcd_Out</text:a> <text:s/></text:p>
          </text:list-item>
          <text:list-item>
            <text:p text:style-name="P11"><text:span text:style-name="Default_20_Paragraph_20_Font"><text:span text:style-name="T8">I</text:span></text:span><text:span text:style-name="Default_20_Paragraph_20_Font"><text:span text:style-name="T9">2C_</text:span></text:span><text:a xlink:type="simple" xlink:href="#lcd_chr" office:target-frame-name="_top" xlink:show="replace" text:style-name="Internet_20_link" text:visited-style-name="Visited_20_Internet_20_Link">Lcd_Chr</text:a></text:p>
          </text:list-item>
          <text:list-item>
            <text:p text:style-name="P10"><text:span text:style-name="Default_20_Paragraph_20_Font"><text:span text:style-name="T8">I</text:span></text:span><text:span text:style-name="Default_20_Paragraph_20_Font"><text:span text:style-name="T9">2C_</text:span></text:span><text:a xlink:type="simple" xlink:href="#lcd_cmd" office:target-frame-name="_top" xlink:show="replace" text:style-name="Internet_20_link" text:visited-style-name="Visited_20_Internet_20_Link">Lcd_Cmd</text:a></text:p>
          </text:list-item>
        </text:list>
      </text:section>
      <text:section text:style-name="Sect1" text:name="Sect2">
        <text:h text:style-name="Heading_20_3" text:outline-level="3"/>
      </text:section>
      <text:section text:style-name="Sect1" text:name="Sect3"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Table_20_Heading"/>
              <text:h text:style-name="P12" text:outline-level="3">I2C_Lcd_Init</text:h>
            </table:table-cell>
            <table:covered-table-cell/>
          </table:table-row>
          <table:table-row>
            <table:table-cell table:style-name="Table1.A1" office:value-type="string">
              <text:p text:style-name="P4">Prototype</text:p>
            </table:table-cell>
            <table:table-cell table:style-name="Table1.A1" office:value-type="string">
              <text:p text:style-name="P1"><text:span text:style-name="Default_20_Paragraph_20_Font"><text:span text:style-name="T11">void</text:span></text:span> Lcd_Init(<text:span text:style-name="Default_20_Paragraph_20_Font"><text:span text:style-name="T8">unsigned char</text:span></text:span> I2C_address);</text:p>
            </table:table-cell>
          </table:table-row>
          <table:table-row>
            <table:table-cell table:style-name="Table1.A1" office:value-type="string">
              <text:p text:style-name="P6">Returns</text:p>
            </table:table-cell>
            <table:table-cell table:style-name="Table1.A1" office:value-type="string">
              <text:p text:style-name="P1">Nothing.</text:p>
            </table:table-cell>
          </table:table-row>
          <table:table-row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1">Initializes I2C_Lcd module to multi line no cursor.</text:p>
            </table:table-cell>
          </table:table-row>
          <table:table-row>
            <table:table-cell table:style-name="Table1.A1" office:value-type="string">
              <text:p text:style-name="P6">Requires</text:p>
            </table:table-cell>
            <table:table-cell table:style-name="Table1.A1" office:value-type="string">
              <text:p text:style-name="P1">Global variables:</text:p>
              <text:list xml:id="list7568631382320322275" text:style-name="L3">
                <text:list-item>
                  <text:p text:style-name="P13">I2C address of the the module to be defined as unsigned char</text:p>
                </text:list-item>
              </text:list>
              <text:p text:style-name="P1">must be defined before using this function.</text:p>
            </table:table-cell>
          </table:table-row>
          <table:table-row>
            <table:table-cell table:style-name="Table1.A6" office:value-type="string">
              <text:p text:style-name="P6">Example</text:p>
            </table:table-cell>
            <table:table-cell table:style-name="Table1.A6" office:value-type="string">
              <text:p text:style-name="Preformatted_20_Text"><text:s/><text:span text:style-name="Default_20_Paragraph_20_Font"><text:span text:style-name="T14">Unsigned char</text:span></text:span> LCD_01_ADDRESS = 0x7E; //0x7E is the address of</text:p>
              <text:p text:style-name="P7"><text:s text:c="38"/>//PCF8574A with A0-2 at VSS</text:p>
              <text:p text:style-name="Preformatted_20_Text"/>
              <text:p text:style-name="Preformatted_20_Text">I2C_LCD_init(<text:span text:style-name="Default_20_Paragraph_20_Font"><text:span text:style-name="T19">LCD_01_ADDRESS</text:span></text:span>)</text:p>
            </table:table-cell>
          </table:table-row>
        </table:table>
      </text:section>
      <text:section text:style-name="Sect1" text:name="Sect4">
        <text:p text:style-name="Standard"/>
        <text:h text:style-name="Heading_20_3" text:outline-level="3"/>
        <text:h text:style-name="Heading_20_3" text:outline-level="3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><text:soft-page-break/></text:p>
      </text:section>
      <text:section text:style-name="Sect1" text:name="Sect5"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columns-spanned="2" office:value-type="string">
              <text:h text:style-name="P12" text:outline-level="3">I2C_Lcd_Out</text:h>
            </table:table-cell>
            <table:covered-table-cell/>
          </table:table-row>
          <table:table-row>
            <table:table-cell table:style-name="Table2.A2" office:value-type="string">
              <text:p text:style-name="P6">Prototype</text:p>
            </table:table-cell>
            <table:table-cell table:style-name="Table2.A2" office:value-type="string">
              <text:p text:style-name="P1"><text:span text:style-name="Default_20_Paragraph_20_Font"><text:span text:style-name="T15">void</text:span></text:span> Lcd_Out(<text:span text:style-name="Default_20_Paragraph_20_Font"><text:span text:style-name="T16">unsigned </text:span></text:span><text:span text:style-name="Default_20_Paragraph_20_Font"><text:span text:style-name="T15">char</text:span></text:span> row, <text:span text:style-name="Default_20_Paragraph_20_Font"><text:span text:style-name="T16">unsigned </text:span></text:span><text:span text:style-name="Default_20_Paragraph_20_Font"><text:span text:style-name="T15">char</text:span></text:span> column, <text:span text:style-name="Default_20_Paragraph_20_Font"><text:span text:style-name="T16">unsigned </text:span></text:span><text:span text:style-name="Default_20_Paragraph_20_Font"><text:span text:style-name="T15">char</text:span></text:span> *text);</text:p>
            </table:table-cell>
          </table:table-row>
          <table:table-row>
            <table:table-cell table:style-name="Table2.A2" office:value-type="string">
              <text:p text:style-name="P6">Returns</text:p>
            </table:table-cell>
            <table:table-cell table:style-name="Table2.A2" office:value-type="string">
              <text:p text:style-name="P1">Nothing.</text:p>
            </table:table-cell>
          </table:table-row>
          <table:table-row>
            <table:table-cell table:style-name="Table2.A4" office:value-type="string">
              <text:p text:style-name="P6">Description</text:p>
            </table:table-cell>
            <table:table-cell table:style-name="Table2.A4" office:value-type="string">
              <text:p text:style-name="P1">Prints text on Lcd starting from specified position. Both string variables and literals can be passed as a text.</text:p>
              <text:p text:style-name="P1">Parameters :</text:p>
              <text:list xml:id="list3610607406064736089" text:style-name="L4">
                <text:list-item>
                  <text:p text:style-name="P14"><text:span text:style-name="Source_20_Text">I2C_address:</text:span><text:span text:style-name="Source_20_Text"><text:span text:style-name="T21">the </text:span></text:span><text:span text:style-name="Source_20_Text"><text:span text:style-name="T21">address of the I2C PCF8574 / A</text:span></text:span></text:p>
                </text:list-item>
                <text:list-item>
                  <text:p text:style-name="P14"><text:span text:style-name="Source_20_Text">row:</text:span> <text:span text:style-name="Default_20_Paragraph_20_Font"><text:span text:style-name="T22">starting position row number</text:span></text:span></text:p>
                </text:list-item>
                <text:list-item>
                  <text:p text:style-name="P14"><text:span text:style-name="Source_20_Text">column:</text:span> <text:span text:style-name="Default_20_Paragraph_20_Font"><text:span text:style-name="T22">starting position column number</text:span></text:span></text:p>
                </text:list-item>
                <text:list-item>
                  <text:p text:style-name="P17"><text:span text:style-name="Source_20_Text">text:</text:span> <text:span text:style-name="Default_20_Paragraph_20_Font"><text:span text:style-name="T22">text to be written</text:span></text:span></text:p>
                </text:list-item>
              </text:list>
            </table:table-cell>
          </table:table-row>
          <table:table-row>
            <table:table-cell table:style-name="Table2.A2" office:value-type="string">
              <text:p text:style-name="P6">Requires</text:p>
            </table:table-cell>
            <table:table-cell table:style-name="Table2.A2" office:value-type="string">
              <text:p text:style-name="P1">The Lcd module needs to be initialized. See <text:span text:style-name="Default_20_Paragraph_20_Font"><text:span text:style-name="T24">I2C_</text:span></text:span><text:a xlink:type="simple" xlink:href="#lcd_Init" office:target-frame-name="_top" xlink:show="replace" text:style-name="Internet_20_link" text:visited-style-name="Visited_20_Internet_20_Link"><text:span text:style-name="Default_20_Paragraph_20_Font"><text:span text:style-name="T25">Lcd_Init</text:span></text:span></text:a> routine.</text:p>
            </table:table-cell>
          </table:table-row>
          <table:table-row>
            <table:table-cell table:style-name="Table2.A2" office:value-type="string">
              <text:p text:style-name="P6">Example</text:p>
            </table:table-cell>
            <table:table-cell table:style-name="Table2.A2" office:value-type="string">
              <text:p text:style-name="P8">// Write text "Hello!" on Lcd starting from row 1, column 3:</text:p>
              <text:p text:style-name="Preformatted_20_Text"><text:span text:style-name="Default_20_Paragraph_20_Font"><text:span text:style-name="T5">unsigned char</text:span></text:span><text:span text:style-name="Default_20_Paragraph_20_Font"><text:span text:style-name="T26"> LCD_01_ADDRESS = 0x7E;</text:span></text:span></text:p>
              <text:p text:style-name="P8"><text:s/></text:p>
              <text:p text:style-name="P2">I2C_Lcd_Out(<text:span text:style-name="Default_20_Paragraph_20_Font"><text:span text:style-name="T28">LCD_01_ADDRESS</text:span></text:span>,1, 3, <text:span text:style-name="Default_20_Paragraph_20_Font"><text:span text:style-name="T7">"Hello!"</text:span></text:span>);</text:p>
            </table:table-cell>
          </table:table-row>
        </table:table>
      </text:section>
      <text:section text:style-name="Sect1" text:name="Sect6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oft-page-break/></text:p>
        <text:p text:style-name="Standard"><text:bookmark text:name="main"/></text:p>
      </text:section>
      <text:section text:style-name="Sect1" text:name="Sect7">
        <table:table table:name="Table3" table:style-name="Table3">
          <table:table-column table:style-name="Table3.A"/>
          <table:table-column table:style-name="Table3.B"/>
          <table:table-row>
            <table:table-cell table:style-name="Table3.A1" table:number-columns-spanned="2" office:value-type="string">
              <text:p text:style-name="Table_20_Heading"/>
              <text:h text:style-name="P12" text:outline-level="3"><text:bookmark text:name="main1"/><text:bookmark text:name="lcd_chr"/>I2C_Lcd_Chr</text:h>
            </table:table-cell>
            <table:covered-table-cell/>
          </table:table-row>
          <table:table-row>
            <table:table-cell table:style-name="Table3.A1" office:value-type="string">
              <text:p text:style-name="P4">Prototype</text:p>
            </table:table-cell>
            <table:table-cell table:style-name="Table3.A1" office:value-type="string">
              <text:p text:style-name="P1"><text:span text:style-name="Default_20_Paragraph_20_Font"><text:span text:style-name="T6">void</text:span></text:span><text:span text:style-name="Default_20_Paragraph_20_Font"><text:span text:style-name="T29"> </text:span></text:span>Lcd_Chr(<text:span text:style-name="Default_20_Paragraph_20_Font"><text:span text:style-name="T12">unsigned char</text:span></text:span> I2C_Address, <text:span text:style-name="Default_20_Paragraph_20_Font"><text:span text:style-name="T12">unsigned char</text:span></text:span> row, <text:span text:style-name="Default_20_Paragraph_20_Font"><text:span text:style-name="T12">unsigned char </text:span></text:span>column, <text:span text:style-name="Default_20_Paragraph_20_Font"><text:span text:style-name="T12">unsigned</text:span></text:span><text:span text:style-name="Default_20_Paragraph_20_Font"><text:span text:style-name="T10"> </text:span></text:span><text:span text:style-name="Default_20_Paragraph_20_Font"><text:span text:style-name="T11">char</text:span></text:span> out_char);</text:p>
            </table:table-cell>
          </table:table-row>
          <table:table-row>
            <table:table-cell table:style-name="Table3.A3" office:value-type="string">
              <text:p text:style-name="P6">Returns</text:p>
            </table:table-cell>
            <table:table-cell table:style-name="Table3.A3" office:value-type="string">
              <text:p text:style-name="P1">Nothing.</text:p>
            </table:table-cell>
          </table:table-row>
          <table:table-row>
            <table:table-cell table:style-name="Table3.A3" office:value-type="string">
              <text:p text:style-name="P6">Description</text:p>
            </table:table-cell>
            <table:table-cell table:style-name="Table3.A3" office:value-type="string">
              <text:p text:style-name="P1">Prints character on Lcd at specified position. Both variables and literals can be passed as a character.</text:p>
              <text:p text:style-name="P1">Parameters :</text:p>
              <text:list xml:id="list8273893438369588431" text:style-name="L5">
                <text:list-item>
                  <text:p text:style-name="P15"><text:span text:style-name="Source_20_Text">I2C_address:</text:span><text:span text:style-name="Source_20_Text"><text:span text:style-name="T23">the address of the I2C PCF8574 / A</text:span></text:span></text:p>
                </text:list-item>
                <text:list-item>
                  <text:p text:style-name="P15"><text:span text:style-name="Source_20_Text">row:</text:span> writing position row number</text:p>
                </text:list-item>
                <text:list-item>
                  <text:p text:style-name="P15"><text:span text:style-name="Source_20_Text">column:</text:span> writing position column number</text:p>
                </text:list-item>
                <text:list-item>
                  <text:p text:style-name="P18"><text:span text:style-name="Source_20_Text">out_char:</text:span> character to be written</text:p>
                </text:list-item>
              </text:list>
            </table:table-cell>
          </table:table-row>
          <table:table-row>
            <table:table-cell table:style-name="Table3.A3" office:value-type="string">
              <text:p text:style-name="P6">Requires</text:p>
            </table:table-cell>
            <table:table-cell table:style-name="Table3.A3" office:value-type="string">
              <text:p text:style-name="P1">The Lcd module needs to be initialized. See <text:span text:style-name="Default_20_Paragraph_20_Font"><text:span text:style-name="T30">I2C</text:span></text:span><text:span text:style-name="Default_20_Paragraph_20_Font"><text:span text:style-name="T29">_</text:span></text:span><text:a xlink:type="simple" xlink:href="#lcd_init" office:target-frame-name="_top" xlink:show="replace" text:style-name="Internet_20_link" text:visited-style-name="Visited_20_Internet_20_Link">Lcd_Init</text:a> routine.</text:p>
            </table:table-cell>
          </table:table-row>
          <table:table-row>
            <table:table-cell table:style-name="Table3.A3" office:value-type="string">
              <text:p text:style-name="P6">Example</text:p>
            </table:table-cell>
            <table:table-cell table:style-name="Table3.A3" office:value-type="string">
              <text:p text:style-name="P8">// Write character "i" at row 2, column 3:</text:p>
              <text:p text:style-name="Preformatted_20_Text"><text:span text:style-name="Default_20_Paragraph_20_Font"><text:span text:style-name="T17">unsigned char</text:span></text:span><text:span text:style-name="Default_20_Paragraph_20_Font"><text:span text:style-name="T26"> LCD_01_ADDRESS = 0x7E;</text:span></text:span></text:p>
              <text:p text:style-name="P8"/>
              <text:p text:style-name="P8"/>
              <text:p text:style-name="P2">I2C_Lcd_Chr(<text:span text:style-name="Default_20_Paragraph_20_Font"><text:span text:style-name="T28">LCD_01_ADDRESS</text:span></text:span><text:span text:style-name="Default_20_Paragraph_20_Font"><text:span text:style-name="T26"> ,</text:span></text:span>2, 3, <text:span text:style-name="Default_20_Paragraph_20_Font"><text:span text:style-name="T31">'i'</text:span></text:span>);</text:p>
            </table:table-cell>
          </table:table-row>
        </table:table>
      </text:section>
      <text:section text:style-name="Sect1" text:name="Sect8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oft-page-break/></text:p>
        <text:p text:style-name="Standard"><text:bookmark text:name="main2"/></text:p>
      </text:section>
      <text:section text:style-name="Sect1" text:name="Sect9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4">Prototype</text:p>
            </table:table-cell>
            <table:table-cell table:style-name="Table4.A1" office:value-type="string">
              <text:p text:style-name="P1"><text:span text:style-name="Default_20_Paragraph_20_Font"><text:span text:style-name="T15">void</text:span></text:span><text:span text:style-name="Default_20_Paragraph_20_Font"><text:span text:style-name="T14"> </text:span></text:span>I2C_Lcd_Cmd(<text:span text:style-name="Default_20_Paragraph_20_Font"><text:span text:style-name="T12">unsigned char</text:span></text:span> I2C_Address ,Lcd Command,1);</text:p>
            </table:table-cell>
          </table:table-row>
          <table:table-row>
            <table:table-cell table:style-name="Table4.A1" office:value-type="string">
              <text:p text:style-name="P6">Returns</text:p>
            </table:table-cell>
            <table:table-cell table:style-name="Table4.A1" office:value-type="string">
              <text:p text:style-name="P1">Nothing.</text:p>
            </table:table-cell>
          </table:table-row>
          <table:table-row>
            <table:table-cell table:style-name="Table4.A3" office:value-type="string">
              <text:p text:style-name="P6">Description</text:p>
            </table:table-cell>
            <table:table-cell table:style-name="Table4.A3" office:value-type="string">
              <text:p text:style-name="P1">Sends command to Lcd.</text:p>
              <text:p text:style-name="P1">Parameters :</text:p>
              <text:list xml:id="list5895869851235982628" text:style-name="L6">
                <text:list-item>
                  <text:p text:style-name="P16"><text:span text:style-name="Source_20_Text">I2C_address:</text:span><text:span text:style-name="Source_20_Text"><text:span text:style-name="T23">the address of the I2C PCF8574 / A</text:span></text:span></text:p>
                </text:list-item>
                <text:list-item>
                  <text:p text:style-name="P16"><text:span text:style-name="Source_20_Text">Lcd Command:</text:span> writing Lcd Command</text:p>
                </text:list-item>
                <text:list-item>
                  <text:p text:style-name="P16"><text:span text:style-name="Source_20_Text">constant:</text:span> 1 has no value in this context as reuse of function for other cmd</text:p>
                </text:list-item>
              </text:list>
              <text:p text:style-name="P1"><text:span text:style-name="Source_20_Text"><text:span text:style-name="T23"><text:s/></text:span></text:span></text:p>
              <text:p text:style-name="P9"><text:span text:style-name="Default_20_Paragraph_20_Font"><text:span text:style-name="T32">  </text:span></text:span><text:span text:style-name="Default_20_Paragraph_20_Font"><text:span text:style-name="T20">Note :</text:span></text:span><text:span text:style-name="Default_20_Paragraph_20_Font"><text:span text:style-name="T32"> Predefined constants can be passed to the function, see </text:span></text:span><text:a xlink:type="simple" xlink:href="#lcd_commands" office:target-frame-name="_top" xlink:show="replace" text:style-name="Internet_20_link" text:visited-style-name="Visited_20_Internet_20_Link"><text:span text:style-name="Default_20_Paragraph_20_Font"><text:span text:style-name="T32">Available Lcd Commands</text:span></text:span></text:a><text:span text:style-name="Default_20_Paragraph_20_Font"><text:span text:style-name="T32">.</text:span></text:span></text:p>
            </table:table-cell>
          </table:table-row>
          <table:table-row>
            <table:table-cell table:style-name="Table4.A1" office:value-type="string">
              <text:p text:style-name="P6">Requires</text:p>
            </table:table-cell>
            <table:table-cell table:style-name="Table4.A1" office:value-type="string">
              <text:p text:style-name="P1">The Lcd module needs to be initialized. See <text:span text:style-name="Default_20_Paragraph_20_Font"><text:span text:style-name="T18">I2C</text:span></text:span>_<text:a xlink:type="simple" xlink:href="#lcd_Init" office:target-frame-name="_top" xlink:show="replace" text:style-name="Internet_20_link" text:visited-style-name="Visited_20_Internet_20_Link">Lcd_Init</text:a> table.</text:p>
            </table:table-cell>
          </table:table-row>
          <table:table-row>
            <table:table-cell table:style-name="Table4.A1" office:value-type="string">
              <text:p text:style-name="P6">Example</text:p>
            </table:table-cell>
            <table:table-cell table:style-name="Table4.A1" office:value-type="string">
              <text:p text:style-name="P8">// Clear Lcd display:</text:p>
              <text:p text:style-name="Preformatted_20_Text"><text:span text:style-name="Default_20_Paragraph_20_Font"><text:span text:style-name="T5">unsigned char</text:span></text:span><text:span text:style-name="Default_20_Paragraph_20_Font"><text:span text:style-name="T26"> LCD_01_ADDRESS = 0x7E;</text:span></text:span></text:p>
              <text:p text:style-name="P8"/>
              <text:p text:style-name="P8"/>
              <text:p text:style-name="P3">I2C_Lcd_Cmd(LCD_01_ADDRESS,_LCD_CLEAR,1);</text:p>
            </table:table-cell>
          </table:table-row>
        </table:table>
      </text:section>
      <text:section text:style-name="Sect1" text:name="Sect10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bookmark text:name="main4"/></text:p>
      </text:section>
      <text:section text:style-name="Sect1" text:name="Sect11">
        <table:table table:name="Table5" table:style-name="Table5">
          <table:table-column table:style-name="Table5.A"/>
          <table:table-column table:style-name="Table5.B"/>
          <table:table-header-rows>
            <text:soft-page-break/>
            <table:table-row>
              <table:table-cell table:style-name="Table5.A1" table:number-columns-spanned="2" office:value-type="string">
                <text:h text:style-name="P21" text:outline-level="4"><text:bookmark text:name="lcd_commands"/><text:bookmark text:name="main5"/>Available Lcd Commands</text:h>
                <text:p text:style-name="P6">typedef enum{ Lcd Command}Cmd_Type;</text:p>
                <text:p text:style-name="P6"><text:span text:style-name="Default_20_Paragraph_20_Font"><text:span text:style-name="T13">extern</text:span></text:span><text:span text:style-name="Default_20_Paragraph_20_Font"><text:span text:style-name="T10"> </text:span></text:span><text:span text:style-name="Default_20_Paragraph_20_Font"><text:span text:style-name="T27"><text:s/></text:span></text:span><text:span text:style-name="Default_20_Paragraph_20_Font"><text:span text:style-name="T33">Cmd_Type <text:s/>Cmd; <text:s/>//this enum variable must be declared in the main source code</text:span></text:span></text:p>
              </table:table-cell>
              <table:covered-table-cell/>
            </table:table-row>
          </table:table-header-rows>
          <table:table-row>
            <table:table-cell table:style-name="Table5.A1" office:value-type="string">
              <text:p text:style-name="P6">Lcd Command</text:p>
            </table:table-cell>
            <table:table-cell table:style-name="Table5.A1" office:value-type="string">
              <text:p text:style-name="P6">Purpose</text:p>
            </table:table-cell>
          </table:table-row>
          <table:table-row>
            <table:table-cell table:style-name="Table5.A3" office:value-type="string">
              <text:p text:style-name="P5">_LCD_FIRST_ROW</text:p>
            </table:table-cell>
            <table:table-cell table:style-name="Table5.A3" office:value-type="string">
              <text:p text:style-name="Table_20_Contents">Move cursor to the 1st row</text:p>
            </table:table-cell>
          </table:table-row>
          <table:table-row>
            <table:table-cell table:style-name="Table5.A3" office:value-type="string">
              <text:p text:style-name="P5">_LCD_SECOND_ROW</text:p>
            </table:table-cell>
            <table:table-cell table:style-name="Table5.A3" office:value-type="string">
              <text:p text:style-name="Table_20_Contents">Move cursor to the 2nd row</text:p>
            </table:table-cell>
          </table:table-row>
          <table:table-row>
            <table:table-cell table:style-name="Table5.A3" office:value-type="string">
              <text:p text:style-name="P5">_LCD_THIRD_ROW</text:p>
            </table:table-cell>
            <table:table-cell table:style-name="Table5.A3" office:value-type="string">
              <text:p text:style-name="Table_20_Contents">Move cursor to the 3rd row</text:p>
            </table:table-cell>
          </table:table-row>
          <table:table-row>
            <table:table-cell table:style-name="Table5.A3" office:value-type="string">
              <text:p text:style-name="P5">_LCD_FOURTH_ROW</text:p>
            </table:table-cell>
            <table:table-cell table:style-name="Table5.A3" office:value-type="string">
              <text:p text:style-name="Table_20_Contents">Move cursor to the 4th row</text:p>
            </table:table-cell>
          </table:table-row>
          <table:table-row>
            <table:table-cell table:style-name="Table5.A3" office:value-type="string">
              <text:p text:style-name="P5">_LCD_CLEAR</text:p>
            </table:table-cell>
            <table:table-cell table:style-name="Table5.A3" office:value-type="string">
              <text:p text:style-name="Table_20_Contents">Clear display</text:p>
            </table:table-cell>
          </table:table-row>
          <table:table-row>
            <table:table-cell table:style-name="Table5.A3" office:value-type="string">
              <text:p text:style-name="P5">_LCD_RETURN_HOME</text:p>
            </table:table-cell>
            <table:table-cell table:style-name="Table5.A3" office:value-type="string">
              <text:p text:style-name="Table_20_Contents">Return cursor to home position, returns a shifted display to its original position. Display data RAM is unaffected.</text:p>
            </table:table-cell>
          </table:table-row>
          <table:table-row>
            <table:table-cell table:style-name="Table5.A3" office:value-type="string">
              <text:p text:style-name="P5">_LCD_CURSOR_OFF</text:p>
            </table:table-cell>
            <table:table-cell table:style-name="Table5.A3" office:value-type="string">
              <text:p text:style-name="Table_20_Contents">Turn off cursor</text:p>
            </table:table-cell>
          </table:table-row>
          <table:table-row>
            <table:table-cell table:style-name="Table5.A3" office:value-type="string">
              <text:p text:style-name="P5">_LCD_UNDERLINE_ON</text:p>
            </table:table-cell>
            <table:table-cell table:style-name="Table5.A3" office:value-type="string">
              <text:p text:style-name="Table_20_Contents">Underline cursor on</text:p>
            </table:table-cell>
          </table:table-row>
          <table:table-row>
            <table:table-cell table:style-name="Table5.A3" office:value-type="string">
              <text:p text:style-name="P5">_LCD_BLINK_CURSOR_ON</text:p>
            </table:table-cell>
            <table:table-cell table:style-name="Table5.A3" office:value-type="string">
              <text:p text:style-name="Table_20_Contents">Blink cursor on</text:p>
            </table:table-cell>
          </table:table-row>
          <table:table-row>
            <table:table-cell table:style-name="Table5.A3" office:value-type="string">
              <text:p text:style-name="P5">_LCD_MOVE_CURSOR_LEFT</text:p>
            </table:table-cell>
            <table:table-cell table:style-name="Table5.A3" office:value-type="string">
              <text:p text:style-name="Table_20_Contents">Move cursor left without changing display data RAM</text:p>
            </table:table-cell>
          </table:table-row>
          <table:table-row>
            <table:table-cell table:style-name="Table5.A3" office:value-type="string">
              <text:p text:style-name="P5">_LCD_MOVE_CURSOR_RIGHT</text:p>
            </table:table-cell>
            <table:table-cell table:style-name="Table5.A3" office:value-type="string">
              <text:p text:style-name="Table_20_Contents">Move cursor right without changing display data RAM</text:p>
            </table:table-cell>
          </table:table-row>
          <table:table-row>
            <table:table-cell table:style-name="Table5.A3" office:value-type="string">
              <text:p text:style-name="P5">_LCD_TURN_ON</text:p>
            </table:table-cell>
            <table:table-cell table:style-name="Table5.A3" office:value-type="string">
              <text:p text:style-name="Table_20_Contents">Turn Lcd display on</text:p>
            </table:table-cell>
          </table:table-row>
          <table:table-row>
            <table:table-cell table:style-name="Table5.A3" office:value-type="string">
              <text:p text:style-name="P5">_LCD_TURN_OFF</text:p>
            </table:table-cell>
            <table:table-cell table:style-name="Table5.A3" office:value-type="string">
              <text:p text:style-name="Table_20_Contents">Turn Lcd display off</text:p>
            </table:table-cell>
          </table:table-row>
          <table:table-row>
            <table:table-cell table:style-name="Table5.A3" office:value-type="string">
              <text:p text:style-name="P5">_LCD_SHIFT_LEFT</text:p>
            </table:table-cell>
            <table:table-cell table:style-name="Table5.A3" office:value-type="string">
              <text:p text:style-name="Table_20_Contents">Shift display left without changing display data RAM</text:p>
            </table:table-cell>
          </table:table-row>
          <table:table-row>
            <table:table-cell table:style-name="Table5.A3" office:value-type="string">
              <text:p text:style-name="P5">_LCD_SHIFT_RIGHT</text:p>
            </table:table-cell>
            <table:table-cell table:style-name="Table5.A3" office:value-type="string">
              <text:p text:style-name="Table_20_Contents">Shift display right without changing display data RAM</text:p>
            </table:table-cell>
          </table:table-row>
        </table:table>
      </text:section>
      <text:section text:style-name="Sect1" text:name="Sect12">
        <text:p text:style-name="Standard"/>
        <text:p text:style-name="Standard"/>
        <text:p text:style-name="Standard"/>
        <text:p text:style-name="P24">I2C module number</text:p>
        <table:table table:name="Table6" table:style-name="Table6">
          <table:table-column table:style-name="Table6.A" table:number-columns-repeated="2"/>
          <table:table-row table:style-name="Table6.1">
            <table:table-cell table:style-name="Table6.A1" office:value-type="string">
              <text:p text:style-name="Table_20_Contents">Prototype</text:p>
            </table:table-cell>
            <table:table-cell table:style-name="Table6.B1" office:value-type="string">
              <text:p text:style-name="Table_20_Contents"><text:s/>void I2CNo_Init(I2C_Type I2C_No);</text:p>
            </table:table-cell>
          </table:table-row>
          <table:table-row>
            <table:table-cell table:style-name="Table6.A2" office:value-type="string">
              <text:p text:style-name="Table_20_Contents">Description</text:p>
            </table:table-cell>
            <table:table-cell table:style-name="Table6.B2" office:value-type="string">
              <text:p text:style-name="Table_20_Contents">Tells the file which I2C module to use</text:p>
            </table:table-cell>
          </table:table-row>
          <table:table-row>
            <table:table-cell table:style-name="Table6.A2" office:value-type="string">
              <text:p text:style-name="Table_20_Contents">Parameters</text:p>
            </table:table-cell>
            <table:table-cell table:style-name="Table6.B2" office:value-type="string">
              <text:p text:style-name="Table_20_Contents">typedef enum I2C_Type I2C_No</text:p>
            </table:table-cell>
          </table:table-row>
          <table:table-row>
            <table:table-cell table:style-name="Table6.A2" office:value-type="string">
              <text:p text:style-name="Table_20_Contents">Returns</text:p>
            </table:table-cell>
            <table:table-cell table:style-name="Table6.B2" office:value-type="string">
              <text:p text:style-name="Table_20_Contents">null</text:p>
            </table:table-cell>
          </table:table-row>
          <table:table-row>
            <table:table-cell table:style-name="Table6.A2" office:value-type="string">
              <text:p text:style-name="Table_20_Contents">Requires </text:p>
            </table:table-cell>
            <table:table-cell table:style-name="Table6.B2" office:value-type="string">
              <text:p text:style-name="Table_20_Contents">mcu with an I2C module</text:p>
            </table:table-cell>
          </table:table-row>
          <table:table-row>
            <table:table-cell table:style-name="Table6.A2" office:value-type="string">
              <text:p text:style-name="Table_20_Contents">Example</text:p>
            </table:table-cell>
            <table:table-cell table:style-name="Table6.B2" office:value-type="string">
              <text:p text:style-name="Table_20_Contents"><text:span text:style-name="T34">I2CNo_Init(I2Cn) </text:span>; //n is for 1-5 of a module</text:p>
            </table:table-cell>
          </table:table-row>
          <table:table-row>
            <table:table-cell table:style-name="Table6.A2" office:value-type="string">
              <text:p text:style-name="Table_20_Contents">Notes</text:p>
            </table:table-cell>
            <table:table-cell table:style-name="Table6.B2" office:value-type="string">
              <text:p text:style-name="Table_20_Contents">none</text:p>
            </table:table-cell>
          </table:table-row>
        </table:table>
        <text:p text:style-name="Standard"/>
        <text:p text:style-name="P25">Available I2C number commands</text:p>
        <table:table table:name="Table7" table:style-name="Table7">
          <table:table-column table:style-name="Table7.A" table:number-columns-repeated="2"/>
          <table:table-row>
            <table:table-cell table:style-name="Table7.A1" office:value-type="string">
              <text:p text:style-name="Table_20_Contents">I2C1</text:p>
            </table:table-cell>
            <table:table-cell table:style-name="Table7.B1" office:value-type="string">
              <text:p text:style-name="Table_20_Contents">Uses the I2C1_xxx functions of the mcu</text:p>
            </table:table-cell>
          </table:table-row>
          <table:table-row>
            <table:table-cell table:style-name="Table7.A2" office:value-type="string">
              <text:p text:style-name="Table_20_Contents">I2C2</text:p>
            </table:table-cell>
            <table:table-cell table:style-name="Table7.B2" office:value-type="string">
              <text:p text:style-name="Table_20_Contents">Uses the I2C2_xxx functions of the mcu</text:p>
            </table:table-cell>
          </table:table-row>
          <table:table-row>
            <table:table-cell table:style-name="Table7.A2" office:value-type="string">
              <text:p text:style-name="Table_20_Contents">I2C3</text:p>
            </table:table-cell>
            <table:table-cell table:style-name="Table7.B2" office:value-type="string">
              <text:p text:style-name="Table_20_Contents">Uses the I2C3_xxx functions of the mcu</text:p>
            </table:table-cell>
          </table:table-row>
          <table:table-row>
            <table:table-cell table:style-name="Table7.A2" office:value-type="string">
              <text:p text:style-name="Table_20_Contents">I2C4</text:p>
            </table:table-cell>
            <table:table-cell table:style-name="Table7.B2" office:value-type="string">
              <text:p text:style-name="Table_20_Contents">Uses the I2C4_xxx functions of the mcu</text:p>
            </table:table-cell>
          </table:table-row>
          <table:table-row>
            <table:table-cell table:style-name="Table7.A2" office:value-type="string">
              <text:p text:style-name="Table_20_Contents">I2C5</text:p>
            </table:table-cell>
            <table:table-cell table:style-name="Table7.B2" office:value-type="string">
              <text:p text:style-name="Table_20_Contents">Uses the I2C5_xxx functions of the mcu</text:p>
            </table:table-cell>
          </table:table-row>
        </table:table>
        <text:p text:style-name="Standard"/>
      </text:section>
      <text:section text:style-name="Sect1" text:name="Sect13">
        <text:p text:style-name="P2"><text:soft-page-break/><text:span text:style-name="T36">#include</text:span> "I2C_LCD.h"</text:p>
        <text:p text:style-name="P2"><text:span text:style-name="T36">#include</text:span> "built_in.h"</text:p>
        <text:p text:style-name="P2"/>
        <text:p text:style-name="P2">//UChar LCD_01_ADDRESS = <text:s/>0x7E; <text:s text:c="4"/>//PCF8574A</text:p>
        <text:p text:style-name="P2">UChar LCD_01_ADDRESS = 0x4E; <text:s text:c="7"/>//PCF8574T</text:p>
        <text:p text:style-name="P2"/>
        <text:p text:style-name="P2"><text:span text:style-name="T36">char</text:span> txt[] = "Hello World";</text:p>
        <text:p text:style-name="P2"/>
        <text:p text:style-name="P2"><text:span text:style-name="T36">void</text:span> main() {</text:p>
        <text:p text:style-name="P2"><text:s text:c="2"/><text:span text:style-name="T36">int</text:span> i = 0;</text:p>
        <text:p text:style-name="P2"><text:s/><text:span text:style-name="T36"><text:s/>int</text:span> j = 1;</text:p>
        <text:p text:style-name="P2"><text:s text:c="2"/><text:span text:style-name="T36">int</text:span> k = 0;</text:p>
        <text:p text:style-name="P2">//CHECON = 0x00;</text:p>
        <text:p text:style-name="P2"><text:s text:c="2"/><text:span text:style-name="T36">TRISE3_bit</text:span> = 0;</text:p>
        <text:p text:style-name="P2"><text:s/><text:span text:style-name="T36"><text:s/>AD1PCFG</text:span> = 0xFFFFFFFF;</text:p>
        <text:p text:style-name="P2"><text:s text:c="2"/><text:span text:style-name="T36">JTAGEN_bit</text:span> = 0;</text:p>
        <text:p text:style-name="P2"><text:s text:c="2"/>I2C2_Init(100000);//INIT I2C AT 100KHZ</text:p>
        <text:p text:style-name="P2"><text:s text:c="2"/>I2CNo_Init(I2C2);</text:p>
        <text:p text:style-name="P20"><text:s text:c="2"/>I2C_Set_Active(&amp;I2C2_Start, &amp;I2C2_Restart, &amp;I2C2_Read, &amp;I2C2_Write, <text:s text:c="10"/><text:tab/> &amp;I2C2_Stop,&amp;I2C2_Is_Idle); // Sets the I2C1 module active</text:p>
        <text:p text:style-name="P2"><text:s text:c="2"/>Delay_ms(100);</text:p>
        <text:p text:style-name="P2"><text:s text:c="2"/>I2C_LCD_Init(LCD_01_ADDRESS);</text:p>
        <text:p text:style-name="P2"><text:s text:c="2"/>Delay_ms(100);</text:p>
        <text:p text:style-name="P2"><text:s text:c="2"/>I2C_Lcd_Cmd(LCD_01_ADDRESS,_LCD_FIRST_ROW,1);</text:p>
        <text:p text:style-name="P2"><text:s text:c="2"/>I2C_Lcd_Cmd(LCD_01_ADDRESS,_LCD_CURSOR_OFF,1); <text:s text:c="4"/>// Cursor off</text:p>
        <text:p text:style-name="P2"><text:s text:c="2"/>I2C_Lcd_Cmd(LCD_01_ADDRESS,_LCD_CLEAR,1); <text:s text:c="9"/>// Clear display</text:p>
        <text:p text:style-name="P2"><text:s text:c="2"/>Delay_ms(1000);</text:p>
        <text:p text:style-name="P2"><text:s text:c="2"/>i=1;j=0;</text:p>
        <text:p text:style-name="P2"><text:s/><text:span text:style-name="T36"><text:s/>while</text:span>(1){</text:p>
        <text:p text:style-name="P2"><text:soft-page-break/><text:s text:c="9"/>j++;</text:p>
        <text:p text:style-name="P2"><text:s text:c="9"/>i=1;</text:p>
        <text:p text:style-name="P2"><text:s text:c="9"/>I2C_LCD_Out(LCD_01_ADDRESS,j,1,txt);</text:p>
        <text:p text:style-name="P2"><text:s text:c="9"/>if(j &gt; 4){</text:p>
        <text:p text:style-name="P2"><text:s text:c="12"/>j=1;</text:p>
        <text:p text:style-name="P2"><text:s text:c="9"/>}</text:p>
        <text:p text:style-name="P2"><text:s text:c="9"/>while( i &lt; 10){</text:p>
        <text:p text:style-name="P2"><text:s text:c="15"/>Delay_ms(500);</text:p>
        <text:p text:style-name="P2"><text:s text:c="15"/>I2C_Lcd_Cmd(LCD_01_ADDRESS,_LCD_SHIFT_RIGHT ,1);</text:p>
        <text:p text:style-name="P2"><text:s text:c="15"/>i++;</text:p>
        <text:p text:style-name="P2"><text:s text:c="10"/>}</text:p>
        <text:p text:style-name="P2"><text:s text:c="10"/><text:span text:style-name="Default_20_Paragraph_20_Font"><text:span text:style-name="T35">while</text:span></text:span>( i &gt; 0){</text:p>
        <text:p text:style-name="P2"><text:s text:c="15"/>Delay_ms(500);</text:p>
        <text:p text:style-name="P2"><text:s text:c="15"/>I2C_Lcd_Cmd(LCD_01_ADDRESS,_LCD_SHIFT_LEFT ,1);</text:p>
        <text:p text:style-name="P2"><text:s text:c="15"/>i--;</text:p>
        <text:p text:style-name="P2"><text:s text:c="10"/>}</text:p>
        <text:p text:style-name="P2"><text:s text:c="10"/>I2C_Lcd_Cmd(LCD_01_ADDRESS,_LCD_CLEAR,1); <text:s text:c="9"/>// Clear display</text:p>
        <text:p text:style-name="P2"><text:s text:c="2"/>}</text:p>
        <text:p text:style-name="P2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ZA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ZA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SimSun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size="12pt" fo:font-weight="bold" style:font-name-asian="SimSun" style:font-size-asian="12pt" style:font-weight-asian="bold" style:font-size-complex="12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next-style-name="Text_20_body" style:auto-update="true" style:class="extra">
      <style:paragraph-properties fo:hyphenation-ladder-count="no-limit" fo:background-color="transparent" text:number-lines="false" text:line-number="0">
        <style:background-image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NSimSun" style:font-size-asian="10pt" style:font-name-complex="Courier New" style:font-size-complex="10pt"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ACRONYM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David Coetzee</meta:initial-creator>
    <dc:creator>David Coetzee</dc:creator>
    <meta:creation-date>2019-03-04T18:15:00Z</meta:creation-date>
    <dc:date>2020-08-31T22:16:54.96</dc:date>
    <meta:print-date>2019-03-04T18:14:00Z</meta:print-date>
    <meta:editing-cycles>3</meta:editing-cycles>
    <meta:editing-duration>PT24M31S</meta:editing-duration>
    <meta:document-statistic meta:table-count="7" meta:image-count="0" meta:object-count="0" meta:page-count="7" meta:paragraph-count="188" meta:word-count="727" meta:character-count="5293"/>
    <meta:template xlink:type="simple" xlink:actuate="onRequest" xlink:title="" xlink:href="Normal"/>
  </office:meta>
</office:document-meta>
</file>